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300000194AB9A81DFAB87301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solid" draw:fill-color="#ff3333" draw:textarea-vertical-align="middl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3333"/>
      <style:paragraph-properties fo:text-align="center" style:writing-mode="lr-tb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0.318cm" svg:height="9.906cm" svg:x="0.027cm" svg:y="0cm">
            <draw:image xlink:href="Pictures/100000000000033300000194AB9A81DFAB873014.jpg" xlink:type="simple" xlink:show="embed" xlink:actuate="onLoad" draw:mime-type="image/jpeg">
              <text:p/>
            </draw:image>
          </draw:frame>
          <draw:g>
            <draw:ellipse draw:style-name="gr2" draw:text-style-name="P1" draw:layer="layout" svg:width="2.87cm" svg:height="0.864cm" svg:x="3.214cm" svg:y="3.857cm">
              <text:p/>
            </draw:ellipse>
            <draw:ellipse draw:style-name="gr3" draw:text-style-name="P3" draw:layer="layout" svg:width="0.889cm" svg:height="0.812cm" svg:x="5.708cm" svg:y="3.915cm">
              <text:p text:style-name="P2"><text:span text:style-name="T1">1</text:span></text:p>
            </draw:ellipse>
          </draw:g>
          <draw:g>
            <draw:ellipse draw:style-name="gr2" draw:text-style-name="P1" draw:layer="layout" svg:width="2.87cm" svg:height="0.864cm" svg:x="3.214cm" svg:y="5.743cm">
              <text:p/>
            </draw:ellipse>
            <draw:ellipse draw:style-name="gr3" draw:text-style-name="P3" draw:layer="layout" svg:width="0.889cm" svg:height="0.812cm" svg:x="5.708cm" svg:y="5.801cm">
              <text:p text:style-name="P2"><text:span text:style-name="T1">2</text:span></text:p>
            </draw:ellipse>
          </draw:g>
          <draw:g>
            <draw:ellipse draw:style-name="gr2" draw:text-style-name="P1" draw:layer="layout" svg:width="2.87cm" svg:height="0.864cm" svg:x="8.764cm" svg:y="8.94cm">
              <text:p/>
            </draw:ellipse>
            <draw:ellipse draw:style-name="gr3" draw:text-style-name="P3" draw:layer="layout" svg:width="0.889cm" svg:height="0.812cm" svg:x="11.258cm" svg:y="8.998cm">
              <text:p text:style-name="P2"><text:span text:style-name="T1">4</text:span></text:p>
            </draw:ellipse>
          </draw:g>
          <draw:g>
            <draw:ellipse draw:style-name="gr2" draw:text-style-name="P1" draw:layer="layout" svg:width="2.87cm" svg:height="0.864cm" svg:x="3.214cm" svg:y="7.537cm">
              <text:p/>
            </draw:ellipse>
            <draw:ellipse draw:style-name="gr3" draw:text-style-name="P3" draw:layer="layout" svg:width="0.889cm" svg:height="0.812cm" svg:x="5.708cm" svg:y="7.595cm">
              <text:p text:style-name="P2"><text:span text:style-name="T1">3</text:span></text:p>
            </draw:ellips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shadow="visible" draw:shadow-offset-x="0.1cm" draw:shadow-offset-y="0.1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5cm" fo:page-height="10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1-25T16:20:24.839000000</dc:date>
    <dc:creator>Francois Abel</dc:creator>
    <meta:generator>LibreOffice/7.2.5.2$Windows_X86_64 LibreOffice_project/499f9727c189e6ef3471021d6132d4c694f357e5</meta:generator>
    <meta:editing-duration>PT29M55S</meta:editing-duration>
    <meta:editing-cycles>13</meta:editing-cycles>
    <meta:document-statistic meta:object-count="14"/>
  </office:meta>
</office:document-meta>
</file>